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9.994cm"/>
    </style:style>
    <style:style style:name="co12" style:family="table-column">
      <style:table-column-properties fo:break-before="auto" style:column-width="6.964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5" table:number-columns-repeated="1012" table:default-cell-style-name="Default"/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Mentionné</text:p>
          </table:table-cell>
          <table:table-cell table:style-name="ce1" office:value-type="string">
            <text:p>Premiere rencontre</text:p>
          </table:table-cell>
          <table:table-cell table:style-name="ce1" office:value-type="string">
            <text:p>Derniere rencontre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Arc narratif</text:p>
          </table:table-cell>
          <table:table-cell office:value-type="string">
            <text:p>Tiers</text:p>
          </table:table-cell>
          <table:table-cell table:style-name="ce3" office:value-type="string">
            <text:p>Description</text:p>
          </table:table-cell>
          <table:table-cell office:value-type="string">
            <text:p>Main Objectif</text:p>
          </table:table-cell>
          <table:table-cell table:style-name="ce1" office:value-type="string">
            <text:p>Objectifs autres</text:p>
          </table:table-cell>
          <table:table-cell table:style-name="ce1" office:value-type="string">
            <text:p>secrets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Lieu</text:p>
          </table:table-cell>
          <table:table-cell/>
          <table:table-cell table:style-name="ce1" table:number-columns-repeated="1009"/>
        </table:table-row>
        <table:table-row table:style-name="ro3">
          <table:table-cell table:style-name="ce2" office:value-type="string">
            <text:p><text:a xlink:href="https://github.com/Kavekha/jdr/wiki/Carrel-Heyder">Carrel Heyder</text:a>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n grand homme au visage anguleux, cheveux noirs en bataille, les yeux gris.</text:p>
            <text:p>Il porte une armure de plate noire avec une gravure représentant un dragon. Il porte une tunique représentant un dragon mangeant une pomme.</text:p>
          </table:table-cell>
          <table:table-cell office:value-type="string">
            <text:p>Retablir la toute puissance Draconique.</text:p>
          </table:table-cell>
          <table:table-cell office:value-type="string">
            <text:p>Capturer Drakeides pour rituel.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Cedoric-Jangar">Cedoric Jangar</text:a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Oeil des Abys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 homme bien vêtu, avec un chapeau-béret et une barbe sombre bien taillé.</text:p>
          </table:table-cell>
          <table:table-cell office:value-type="string">
            <text:p>Pouvoir sur Pydemian</text:p>
          </table:table-cell>
          <table:table-cell table:number-columns-repeated="2"/>
          <table:table-cell office:value-type="string">
            <text:p>Pydemian</text:p>
          </table:table-cell>
          <table:table-cell office:value-type="string">
            <text:p>Palais de Pydemian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<text:a xlink:href="https://github.com/Kavekha/jdr/wiki/Chloe">Chloe</text:a> 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Independa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viron 16 ans, elle est plutôt maigre. Elle a une longue queue de cheval blonde, le visage fin. Un petit foulard rouge et blanc recouvre sa tête.</text:p>
          </table:table-cell>
          <table:table-cell office:value-type="string">
            <text:p>Retrouver responsable de son malheur.</text:p>
          </table:table-cell>
          <table:table-cell office:value-type="string">
            <text:p>Liberer son pere Hessorn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5">
          <table:table-cell table:style-name="ce2" office:value-type="string">
            <text:p><text:a xlink:href="https://github.com/Kavekha/jdr/wiki/Devonroar">Devonroar</text:a> 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Mort Vivant</text:p>
          </table:table-cell>
          <table:table-cell office:value-type="string">
            <text:p>Brisewy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Nain zombi, le dos transpercé de pics d'acier, les jambes et mains tranchées pour se libérer de son enfermement</text:p>
          </table:table-cell>
          <table:table-cell office:value-type="string">
            <text:p>Detruire le Devoreur et l'Oeil.</text:p>
          </table:table-cell>
          <table:table-cell office:value-type="string">
            <text:p>Incapable de penser.</text:p>
          </table:table-cell>
          <table:table-cell/>
          <table:table-cell office:value-type="string">
            <text:p>Pydemian</text:p>
          </table:table-cell>
          <table:table-cell office:value-type="string">
            <text:p>Premiere Cité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Dévoreur">Dévoreur</text:a> 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Devoreu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etruire l'Oeil</text:p>
          </table:table-cell>
          <table:table-cell office:value-type="string">
            <text:p>Mettre Pydemian en esclavage.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<text:a xlink:href="https://github.com/Kavekha/jdr/wiki/Eimrich">Eimrich</text:a> 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Brisewyrm</text:p>
            <text:p>Academie du Savoi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l porte une barbe pleine de perles qui tintent à chaque mouvement. De petites lunettes au bout du nez, un chapeau rond sur la tête.</text:p>
          </table:table-cell>
          <table:table-cell office:value-type="string">
            <text:p>Reconnaissance Academie</text:p>
          </table:table-cell>
          <table:table-cell office:value-type="string">
            <text:p>Rapporter ses découvertes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Flavian-de-Pydemian">Flavian de Pydemian</text:a>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Captif</text:p>
          </table:table-cell>
          <table:table-cell office:value-type="string">
            <text:p>Prince Marchand</text:p>
            <text:p>Oeil des Abys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Richement vêtu, arrogant. Il a la trentaine. Des cheveux sombres, quelques poils au menton.</text:p>
          </table:table-cell>
          <table:table-cell office:value-type="string">
            <text:p>Pouvoir sur Pydemian</text:p>
          </table:table-cell>
          <table:table-cell office:value-type="string">
            <text:p>S'enfuir</text:p>
          </table:table-cell>
          <table:table-cell/>
          <table:table-cell office:value-type="string">
            <text:p>Pydemian</text:p>
          </table:table-cell>
          <table:table-cell office:value-type="string">
            <text:p>Pydemian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Helgarg-Mudbrand">Helgarg Mudbrand</text:a>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Guilde Voleu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onter dans la hierarchie</text:p>
          </table:table-cell>
          <table:table-cell table:number-columns-repeated="2"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Iggriston">Iggriston</text:a> 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Brisewyr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rosse barbe blanche, crane chauve, tatouage front.</text:p>
          </table:table-cell>
          <table:table-cell office:value-type="string">
            <text:p>Pouvoir sur BriseWyrm</text:p>
          </table:table-cell>
          <table:table-cell office:value-type="string">
            <text:p>Rapporter ses découvertes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5">
          <table:table-cell table:style-name="ce2" office:value-type="string">
            <text:p><text:a xlink:href="https://github.com/Kavekha/jdr/wiki/Isolde">Isolde</text:a> 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Porteurs de Civilis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e humaine de grande taille aux cheveux blancs coupés courts. Elle porte le bouclier au symbole de sa déesse Alidane.</text:p>
          </table:table-cell>
          <table:table-cell office:value-type="string">
            <text:p>Mettre les Porteurs au sommet de Pydemian et la Region.</text:p>
          </table:table-cell>
          <table:table-cell office:value-type="string">
            <text:p>Briser le Siege.</text:p>
          </table:table-cell>
          <table:table-cell/>
          <table:table-cell office:value-type="string">
            <text:p>Pydemian</text:p>
          </table:table-cell>
          <table:table-cell office:value-type="string">
            <text:p>Palais de Pydemian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<text:a xlink:href="https://github.com/Kavekha/jdr/wiki/Jeffrey">Jeffrey</text:a> 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ivant</text:p>
          </table:table-cell>
          <table:table-cell office:value-type="string">
            <text:p>Guilde Voleu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 Nain avec une barbe blonde soigneusement entretenue et une queue de cheval. Une cicatrice sur la joue. Il porte une armure sombre.</text:p>
          </table:table-cell>
          <table:table-cell office:value-type="string">
            <text:p>Developper la Guilde Voleur</text:p>
          </table:table-cell>
          <table:table-cell table:number-columns-repeated="2"/>
          <table:table-cell office:value-type="string">
            <text:p>Pydemian</text:p>
          </table:table-cell>
          <table:table-cell office:value-type="string">
            <text:p>Basse Ville Pydemian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Kaz-et-Kin">Kaz et Kin</text:a>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rvir Carrel Heyder</text:p>
          </table:table-cell>
          <table:table-cell office:value-type="string">
            <text:p>Capturer Drakeides pour rituel.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Kaz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rvir Carrel Heyder</text:p>
          </table:table-cell>
          <table:table-cell office:value-type="string">
            <text:p>Capturer Drakeides pour rituel.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Marigold">Marigold</text:a> 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Chasseurs d'Ecum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umaine.</text:p>
          </table:table-cell>
          <table:table-cell office:value-type="string">
            <text:p>Obtenir le Pouvoir de l'Oeil pour Pallagorn.</text:p>
          </table:table-cell>
          <table:table-cell office:value-type="string">
            <text:p>Obtenir le Disque Flottant.</text:p>
          </table:table-cell>
          <table:table-cell/>
          <table:table-cell office:value-type="string">
            <text:p>Pydemian</text:p>
          </table:table-cell>
          <table:table-cell office:value-type="string">
            <text:p>Vagabond des Mers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Mitsuha">Mitsuha</text:a>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ptif</text:p>
          </table:table-cell>
          <table:table-cell office:value-type="string">
            <text:p>Independant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fait pratiquement 4m de haut </text:p>
          </table:table-cell>
          <table:table-cell office:value-type="string">
            <text:p>Fuir le Roi Sorcier</text:p>
          </table:table-cell>
          <table:table-cell table:number-columns-repeated="2"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8">
          <table:table-cell table:style-name="ce2" office:value-type="string">
            <text:p><text:a xlink:href="https://github.com/Kavekha/jdr/wiki/Morelm">Morelm</text:a>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Vivant</text:p>
          </table:table-cell>
          <table:table-cell office:value-type="string">
            <text:p>Oeil des Abysses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Un jeune homme maigrichon, roux, avec quelques poils au visage. Il a un tatouage de Kraken au cou.</text:p>
          </table:table-cell>
          <table:table-cell office:value-type="string">
            <text:p>Gagner en pouvoir dans le Culte</text:p>
          </table:table-cell>
          <table:table-cell office:value-type="string">
            <text:p>Retrouver les tueurs du Venerable.</text:p>
          </table:table-cell>
          <table:table-cell/>
          <table:table-cell office:value-type="string">
            <text:p>Pydemian</text:p>
          </table:table-cell>
          <table:table-cell office:value-type="string">
            <text:p>Palais de Pydemian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Oeil-des-abysses">Oeil des abysses</text:a>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Divinité</text:p>
          </table:table-cell>
          <table:table-cell office:value-type="string">
            <text:p>Oeil des Abyss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n œil et des tentacules.</text:p>
          </table:table-cell>
          <table:table-cell office:value-type="string">
            <text:p>Obtenir les pleins pouvoirs sur l'Eau et la Region.</text:p>
          </table:table-cell>
          <table:table-cell office:value-type="string">
            <text:p>Renforcer son influence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<text:a xlink:href="https://github.com/Kavekha/jdr/wiki/Oriastr">Oriastr</text:a>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ivant</text:p>
          </table:table-cell>
          <table:table-cell office:value-type="string">
            <text:p>Guilde Voleu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e quittant jamais son armure sous son grand manteau, la naine semble toujours sur le qui-vive. Elle prends son temps avant de parler, comme si elle calculait toute possibilité avant de se prononcer peu importe le sujet.</text:p>
          </table:table-cell>
          <table:table-cell office:value-type="string">
            <text:p>Devenir une Prince Marchande</text:p>
          </table:table-cell>
          <table:table-cell office:value-type="string">
            <text:p>Assurer transition guilde voleur Pydemian.</text:p>
          </table:table-cell>
          <table:table-cell/>
          <table:table-cell office:value-type="string">
            <text:p>Pydemian</text:p>
          </table:table-cell>
          <table:table-cell office:value-type="string">
            <text:p>Basse Ville Pydemian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Orryn-Pilwiken">Orryn Pilwiken</text:a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venir un Dragon</text:p>
          </table:table-cell>
          <table:table-cell office:value-type="string">
            <text:p>Obtenir les drakeides pour son rituel</text:p>
          </table:table-cell>
          <table:table-cell/>
          <table:table-cell office:value-type="string">
            <text:p>Norbrander</text:p>
          </table:table-cell>
          <table:table-cell office:value-type="string">
            <text:p>Chateau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<text:a xlink:href="https://github.com/Kavekha/jdr/wiki/Pallagorn">Pallagorn</text:a> 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Chasseurs d'Ecume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Devenir une Deité puissante dans la region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a xlink:href="https://github.com/Kavekha/jdr/wiki/Saark">Saark</text:a> 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Vivant</text:p>
          </table:table-cell>
          <table:table-cell office:value-type="string">
            <text:p>Cercle de la Lu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Un vieux demi-orc pas très propre, en pagne. Il voyage le plus souvent sous forme de Loup sanguinaire. </text:p>
          </table:table-cell>
          <table:table-cell/>
          <table:table-cell office:value-type="string">
            <text:p>Enquete sur les marecages dans la region</text:p>
          </table:table-cell>
          <table:table-cell/>
          <table:table-cell office:value-type="string">
            <text:p>Pydemian</text:p>
          </table:table-cell>
          <table:table-cell office:value-type="string">
            <text:p>Territoire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Sindri-Garrick">Sindri Garrick</text:a> 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Le Bann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veiller les Ames des Tieffelins</text:p>
          </table:table-cell>
          <table:table-cell office:value-type="string">
            <text:p>Eveiller Namikigama</text:p>
          </table:table-cell>
          <table:table-cell/>
          <table:table-cell office:value-type="string">
            <text:p>Pydemian</text:p>
          </table:table-cell>
          <table:table-cell office:value-type="string">
            <text:p>Basse Ville Pydemian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<text:a xlink:href="https://github.com/Kavekha/jdr/wiki/Snog">Snog</text:a> 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Vivant</text:p>
          </table:table-cell>
          <table:table-cell office:value-type="string">
            <text:p>Devoreu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petit gobelin tout sec, un peu bravache mais prompt à la fuite dés que la situation lui semble impossible à contrôler ou pouvant dégénérer rapidement.</text:p>
          </table:table-cell>
          <table:table-cell office:value-type="string">
            <text:p>Quitter le Devoreur </text:p>
          </table:table-cell>
          <table:table-cell office:value-type="string">
            <text:p>Rester en vie</text:p>
          </table:table-cell>
          <table:table-cell table:number-columns-repeated="1013"/>
        </table:table-row>
        <table:table-row table:style-name="ro6">
          <table:table-cell table:style-name="ce2" office:value-type="string">
            <text:p><text:a xlink:href="https://github.com/Kavekha/jdr/wiki/Vaarl">Vaarl</text:a> 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evore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rvir le Devoreur</text:p>
          </table:table-cell>
          <table:table-cell office:value-type="string">
            <text:p>Faire tomber Pydemian</text:p>
          </table:table-cell>
          <table:table-cell/>
          <table:table-cell office:value-type="string">
            <text:p>Pydemian</text:p>
          </table:table-cell>
          <table:table-cell office:value-type="string">
            <text:p>Hors de la cité de Pydemian</text:p>
          </table:table-cell>
          <table:table-cell table:number-columns-repeated="1010"/>
        </table:table-row>
        <table:table-row table:style-name="ro6">
          <table:table-cell table:style-name="ce2" office:value-type="string">
            <text:p><text:a xlink:href="https://github.com/Kavekha/jdr/wiki/Vashnu">Vashnu</text:a> 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evoreur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Dominer la Region</text:p>
          </table:table-cell>
          <table:table-cell office:value-type="string">
            <text:p>Faire tomber Pydemian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Pyralan le <text:a xlink:href="https://github.com/Kavekha/jdr/wiki/Venerable">Venerable</text:a> 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Mort</text:p>
          </table:table-cell>
          <table:table-cell office:value-type="string">
            <text:p>Oeil des Abys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présenté dans les fresques comme un homme de grande taille, en toge, armée d'une épée et d'un bouclier.</text:p>
          </table:table-cell>
          <table:table-cell office:value-type="string">
            <text:p>Servir l'Oeil des Abysses</text:p>
          </table:table-cell>
          <table:table-cell office:value-type="string">
            <text:p>Controler Pydemian qu'il a fondé.</text:p>
          </table:table-cell>
          <table:table-cell/>
          <table:table-cell office:value-type="string">
            <text:p>Pydemian</text:p>
          </table:table-cell>
          <table:table-cell office:value-type="string">
            <text:p>Premiere Cité</text:p>
          </table:table-cell>
          <table:table-cell table:number-columns-repeated="1010"/>
        </table:table-row>
        <table:table-row table:style-name="ro6">
          <table:table-cell office:value-type="string">
            <text:p>Skaltu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ptif</text:p>
          </table:table-cell>
          <table:table-cell office:value-type="string">
            <text:p>Independa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akeide noir Difforme</text:p>
          </table:table-cell>
          <table:table-cell office:value-type="string">
            <text:p>Refaire sa vie</text:p>
          </table:table-cell>
          <table:table-cell office:value-type="string">
            <text:p>Fuir le Roi Sorcier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6">
          <table:table-cell office:value-type="string">
            <text:p>Fresre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isage de chair humaine et autres</text:p>
          </table:table-cell>
          <table:table-cell office:value-type="string">
            <text:p>Servir le Dragon Noir Protecteur</text:p>
          </table:table-cell>
          <table:table-cell office:value-type="string">
            <text:p>Accomplir le Rituel du Roi Sorcier.</text:p>
          </table:table-cell>
          <table:table-cell/>
          <table:table-cell office:value-type="string">
            <text:p>Norbrander</text:p>
          </table:table-cell>
          <table:table-cell office:value-type="string">
            <text:p>Laboratoire Norbrander</text:p>
          </table:table-cell>
          <table:table-cell table:number-columns-repeated="1010"/>
        </table:table-row>
        <table:table-row table:style-name="ro6">
          <table:table-cell office:value-type="string">
            <text:p>Refle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sprit</text:p>
          </table:table-cell>
          <table:table-cell office:value-type="string">
            <text:p>Le Bann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mbre avec tatouages rouge-feu.</text:p>
          </table:table-cell>
          <table:table-cell office:value-type="string">
            <text:p>Detruire l'Oeil</text:p>
          </table:table-cell>
          <table:table-cell office:value-type="string">
            <text:p>Ressuciter ou se reincarner.</text:p>
          </table:table-cell>
          <table:table-cell/>
          <table:table-cell office:value-type="string">
            <text:p>Plan Astral</text:p>
          </table:table-cell>
          <table:table-cell table:number-columns-repeated="1011"/>
        </table:table-row>
        <table:table-row table:style-name="ro4">
          <table:table-cell office:value-type="string">
            <text:p>Mesveri Wanov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Chasseurs d'Ecu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eveux blonds bouclés dont une mèche bleue, yeux bleues, peau matte &amp; bronzé.</text:p>
          </table:table-cell>
          <table:table-cell office:value-type="string">
            <text:p>Obtenir le Pouvoir de l'Oeil pour Pallagorn.</text:p>
          </table:table-cell>
          <table:table-cell office:value-type="string">
            <text:p>Obtenir le Disque Flottant.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4">
          <table:table-cell office:value-type="string">
            <text:p>Leni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Chasseurs d'Ecum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e oreille coupée, la peau mate, legerement brulée par le soleil.</text:p>
          </table:table-cell>
          <table:table-cell office:value-type="string">
            <text:p>Soutenir Marigold</text:p>
          </table:table-cell>
          <table:table-cell office:value-type="string">
            <text:p>Obtenir le Disque Flottant.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2">
          <table:table-cell office:value-type="string">
            <text:p>Tauligu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Chasseurs d'Ecum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peau de paille trois fois trop grand, une barbe partant dans tous les sens. De grandes bottes, une chemise, une echarpe autour de la taille. Couleur bleue.</text:p>
          </table:table-cell>
          <table:table-cell office:value-type="string">
            <text:p>Soutenir Marigold</text:p>
          </table:table-cell>
          <table:table-cell office:value-type="string">
            <text:p>Obtenir le Disque Flottant.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4">
          <table:table-cell office:value-type="string">
            <text:p>Kin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Chasseurs d'Ecum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isage voilé, on ne voit que des yeux bleus gris. Elle a du bleu à levres.</text:p>
          </table:table-cell>
          <table:table-cell office:value-type="string">
            <text:p>Obtenir le Pouvoir de l'Oeil pour Pallagorn.</text:p>
          </table:table-cell>
          <table:table-cell office:value-type="string">
            <text:p>Obtenir le Disque Flottant.</text:p>
          </table:table-cell>
          <table:table-cell/>
          <table:table-cell office:value-type="string">
            <text:p>Pydemian</text:p>
          </table:table-cell>
          <table:table-cell office:value-type="string">
            <text:p>Haute ville de Pydemian</text:p>
          </table:table-cell>
          <table:table-cell table:number-columns-repeated="1010"/>
        </table:table-row>
        <table:table-row table:style-name="ro4">
          <table:table-cell office:value-type="string">
            <text:p>Orru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Pydem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isage ravagé, un bras coupé. Ancien guerrier</text:p>
          </table:table-cell>
          <table:table-cell office:value-type="string">
            <text:p>Assurer sa retraite.</text:p>
          </table:table-cell>
          <table:table-cell office:value-type="string">
            <text:p>Empecher toute evasion de la prison de Pydemian.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4">
          <table:table-cell office:value-type="string">
            <text:p>Hessor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ptif</text:p>
          </table:table-cell>
          <table:table-cell office:value-type="string">
            <text:p>Independa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lond sale, barbe en vrac, yeux fatigués. Joues creuses</text:p>
          </table:table-cell>
          <table:table-cell office:value-type="string">
            <text:p>Retrouver son influence et mode de vie</text:p>
          </table:table-cell>
          <table:table-cell office:value-type="string">
            <text:p>Quitter la prison par tous les moyens, retrouver sa fille Chloe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5">
          <table:table-cell office:value-type="string">
            <text:p>Khukan Muwworth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ptif</text:p>
          </table:table-cell>
          <table:table-cell office:value-type="string">
            <text:p>Chasseurs d'Ecu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timisme, enthousiaste. Des favoris, un grand sourire avec des canines en or et argent.</text:p>
          </table:table-cell>
          <table:table-cell office:value-type="string">
            <text:p>Vivre des aventures</text:p>
          </table:table-cell>
          <table:table-cell office:value-type="string">
            <text:p>Quitter la prison </text:p>
          </table:table-cell>
          <table:table-cell/>
          <table:table-cell office:value-type="string">
            <text:p>Pydemian</text:p>
          </table:table-cell>
          <table:table-cell office:value-type="string">
            <text:p>Prison de Pydemian</text:p>
          </table:table-cell>
          <table:table-cell table:number-columns-repeated="1010"/>
        </table:table-row>
        <table:table-row table:style-name="ro2">
          <table:table-cell office:value-type="string">
            <text:p>Hagren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Vivant</text:p>
          </table:table-cell>
          <table:table-cell office:value-type="string">
            <text:p>Devoreu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isage brulé, armure en mauvais etat. Des Vers semblent faire des choses sur son visage. Marque du Suicide et tatouage du Devoreur.</text:p>
          </table:table-cell>
          <table:table-cell office:value-type="string">
            <text:p>Retrouver son influence chez le Devoreur</text:p>
          </table:table-cell>
          <table:table-cell office:value-type="string">
            <text:p>Faire tomber Pydemian</text:p>
          </table:table-cell>
          <table:table-cell/>
          <table:table-cell office:value-type="string">
            <text:p>Pydemian</text:p>
          </table:table-cell>
          <table:table-cell office:value-type="string">
            <text:p>Tunnels de Pydemian</text:p>
          </table:table-cell>
          <table:table-cell table:number-columns-repeated="1010"/>
        </table:table-row>
        <table:table-row table:style-name="ro4">
          <table:table-cell office:value-type="string">
            <text:p>Presag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Prince March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eux blancs, cheveux blancs, peau blanche. Presque une statue.</text:p>
          </table:table-cell>
          <table:table-cell office:value-type="string">
            <text:p>Servir son maitre Akhebé</text:p>
          </table:table-cell>
          <table:table-cell office:value-type="string">
            <text:p>Assurer la transition à Pydemian du Prince Marchand</text:p>
          </table:table-cell>
          <table:table-cell table:number-columns-repeated="1013"/>
        </table:table-row>
        <table:table-row table:style-name="ro6">
          <table:table-cell office:value-type="string">
            <text:p>Medelmeri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Guilde Voleu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Refaire sa vie</text:p>
          </table:table-cell>
          <table:table-cell office:value-type="string">
            <text:p>Rester hors des radars</text:p>
          </table:table-cell>
          <table:table-cell office:value-type="string">
            <text:p>Ancien contremaitre du Prince Marchand Akhebe</text:p>
          </table:table-cell>
          <table:table-cell office:value-type="string">
            <text:p>Pydemian</text:p>
          </table:table-cell>
          <table:table-cell office:value-type="string">
            <text:p>Basse Ville Pydemian</text:p>
          </table:table-cell>
          <table:table-cell table:number-columns-repeated="1010"/>
        </table:table-row>
        <table:table-row table:style-name="ro6">
          <table:table-cell office:value-type="string">
            <text:p>Akhebé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Prince March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lementaire d'Eau.</text:p>
          </table:table-cell>
          <table:table-cell office:value-type="string">
            <text:p>Dominer la Region</text:p>
          </table:table-cell>
          <table:table-cell office:value-type="string">
            <text:p>Installer une marionnette à Pydemian.</text:p>
          </table:table-cell>
          <table:table-cell table:number-columns-repeated="1013"/>
        </table:table-row>
        <table:table-row table:style-name="ro6">
          <table:table-cell office:value-type="string">
            <text:p>Mephit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Vivant</text:p>
          </table:table-cell>
          <table:table-cell office:value-type="string">
            <text:p>Independa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sprit de vent</text:p>
          </table:table-cell>
          <table:table-cell office:value-type="string">
            <text:p>Vivre des aventures</text:p>
          </table:table-cell>
          <table:table-cell office:value-type="string">
            <text:p>Profiter du monde</text:p>
          </table:table-cell>
          <table:table-cell/>
          <table:table-cell office:value-type="string">
            <text:p>Ilzagal</text:p>
          </table:table-cell>
          <table:table-cell table:number-columns-repeated="1011"/>
        </table:table-row>
        <table:table-row table:style-name="ro6">
          <table:table-cell office:value-type="string">
            <text:p>Kalepo</text:p>
          </table:table-cell>
          <table:table-cell table:number-columns-repeated="3" office:value-type="string">
            <text:p>A</text:p>
          </table:table-cell>
          <table:table-cell office:value-type="string">
            <text:p>Fantome</text:p>
          </table:table-cell>
          <table:table-cell office:value-type="string">
            <text:p>Academie du Savo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os nez &amp; favoris</text:p>
          </table:table-cell>
          <table:table-cell table:style-name="Default" office:value-type="string">
            <text:p>Profiter de sa non-vie.</text:p>
          </table:table-cell>
          <table:table-cell table:style-name="ce1" office:value-type="string">
            <text:p>Faire profiter de sa sagesse</text:p>
          </table:table-cell>
          <table:table-cell/>
          <table:table-cell office:value-type="string">
            <text:p>Ilzagal</text:p>
          </table:table-cell>
          <table:table-cell office:value-type="string">
            <text:p>Gildrit</text:p>
          </table:table-cell>
          <table:table-cell table:number-columns-repeated="1010"/>
        </table:table-row>
        <table:table-row table:style-name="ro6">
          <table:table-cell office:value-type="string">
            <text:p>Onegia</text:p>
          </table:table-cell>
          <table:table-cell table:number-columns-repeated="3" office:value-type="string">
            <text:p>A</text:p>
          </table:table-cell>
          <table:table-cell office:value-type="string">
            <text:p>Vivant</text:p>
          </table:table-cell>
          <table:table-cell office:value-type="string">
            <text:p>Gildr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ire vivre Gildrit</text:p>
          </table:table-cell>
          <table:table-cell office:value-type="string">
            <text:p>Profiter de la vie</text:p>
          </table:table-cell>
          <table:table-cell/>
          <table:table-cell office:value-type="string">
            <text:p>Ilzagal</text:p>
          </table:table-cell>
          <table:table-cell office:value-type="string">
            <text:p>Gildrit</text:p>
          </table:table-cell>
          <table:table-cell table:number-columns-repeated="1010"/>
        </table:table-row>
        <table:table-row table:style-name="ro6">
          <table:table-cell office:value-type="string">
            <text:p>Pavi</text:p>
          </table:table-cell>
          <table:table-cell table:number-columns-repeated="3" office:value-type="string">
            <text:p>A</text:p>
          </table:table-cell>
          <table:table-cell office:value-type="string">
            <text:p>Mort</text:p>
          </table:table-cell>
          <table:table-cell office:value-type="string">
            <text:p>Gildr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couvrir les animaux</text:p>
          </table:table-cell>
          <table:table-cell office:value-type="string">
            <text:p>Trouver de nouvelles formes.</text:p>
          </table:table-cell>
          <table:table-cell office:value-type="string">
            <text:p>Druidesse, a decouvert Graine malefique volée à une Fae.</text:p>
          </table:table-cell>
          <table:table-cell office:value-type="string">
            <text:p>Ilzagal</text:p>
          </table:table-cell>
          <table:table-cell office:value-type="string">
            <text:p>Gildrit</text:p>
          </table:table-cell>
          <table:table-cell table:number-columns-repeated="1010"/>
        </table:table-row>
        <table:table-row table:style-name="ro6">
          <table:table-cell office:value-type="string">
            <text:p>Augal</text:p>
          </table:table-cell>
          <table:table-cell table:number-columns-repeated="3" office:value-type="string">
            <text:p>A</text:p>
          </table:table-cell>
          <table:table-cell office:value-type="string">
            <text:p>Vivant</text:p>
          </table:table-cell>
          <table:table-cell office:value-type="string">
            <text:p>Gildr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eune gnome triste</text:p>
          </table:table-cell>
          <table:table-cell office:value-type="string">
            <text:p>Explorer le monde</text:p>
          </table:table-cell>
          <table:table-cell office:value-type="string">
            <text:p>Reprendre le travail de Pavi</text:p>
          </table:table-cell>
          <table:table-cell office:value-type="string">
            <text:p>Ami et disciple de Pavi</text:p>
          </table:table-cell>
          <table:table-cell office:value-type="string">
            <text:p>Ilzagal</text:p>
          </table:table-cell>
          <table:table-cell office:value-type="string">
            <text:p>Gildrit</text:p>
          </table:table-cell>
          <table:table-cell table:number-columns-repeated="1010"/>
        </table:table-row>
        <table:table-row table:style-name="ro6">
          <table:table-cell office:value-type="string">
            <text:p>Zakin</text:p>
          </table:table-cell>
          <table:table-cell table:number-columns-repeated="3" office:value-type="string">
            <text:p>A</text:p>
          </table:table-cell>
          <table:table-cell office:value-type="string">
            <text:p>Vivant</text:p>
          </table:table-cell>
          <table:table-cell office:value-type="string">
            <text:p>Gildr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ieux gnome tout courbé sourd d'oreille</text:p>
          </table:table-cell>
          <table:table-cell office:value-type="string">
            <text:p>Profiter de sa retraite</text:p>
          </table:table-cell>
          <table:table-cell office:value-type="string">
            <text:p>Maintenir l'ile en bonne etat</text:p>
          </table:table-cell>
          <table:table-cell office:value-type="string">
            <text:p>A été possédé par une Graine Malefique</text:p>
          </table:table-cell>
          <table:table-cell office:value-type="string">
            <text:p>Ilzagal</text:p>
          </table:table-cell>
          <table:table-cell office:value-type="string">
            <text:p>Gildrit</text:p>
          </table:table-cell>
          <table:table-cell table:number-columns-repeated="1010"/>
        </table:table-row>
        <table:table-row table:style-name="ro6">
          <table:table-cell office:value-type="string">
            <text:p>Dragon Noir Protecteu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ieu Drag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omination des Dragons</text:p>
          </table:table-cell>
          <table:table-cell office:value-type="string">
            <text:p>Recréer les Dragons à partir des Drakeides</text:p>
          </table:table-cell>
          <table:table-cell table:number-columns-repeated="1013"/>
        </table:table-row>
        <table:table-row table:style-name="ro7">
          <table:table-cell office:value-type="string">
            <text:p>Chef Ordre Renouveau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Ordre du Renouvea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etour du Dieu Dragon</text:p>
          </table:table-cell>
          <table:table-cell office:value-type="string">
            <text:p>Reprendre contrôle de la cité Etat Drakeide</text:p>
          </table:table-cell>
          <table:table-cell table:number-columns-repeated="1013"/>
        </table:table-row>
        <table:table-row table:style-name="ro6">
          <table:table-cell office:value-type="string">
            <text:p>Second de la Vouivr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Mercenaires de la Vouivr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Retour de l'Empire Drakeide</text:p>
          </table:table-cell>
          <table:table-cell office:value-type="string">
            <text:p>Reprendre influence dans la region de l'Empire</text:p>
          </table:table-cell>
          <table:table-cell table:number-columns-repeated="1013"/>
        </table:table-row>
        <table:table-row table:style-name="ro6">
          <table:table-cell office:value-type="string">
            <text:p>Grand Dragon Savan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Academie du Savoi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etour du Dieu Dragon</text:p>
          </table:table-cell>
          <table:table-cell table:style-name="ce1" office:value-type="string">
            <text:p>Rassembler le Savoir</text:p>
          </table:table-cell>
          <table:table-cell table:number-columns-repeated="1013"/>
        </table:table-row>
        <table:table-row table:style-name="ro6">
          <table:table-cell office:value-type="string">
            <text:p>Chef Drakeide Traitr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rakeides de la civilisation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Influence des Drakeides</text:p>
          </table:table-cell>
          <table:table-cell office:value-type="string">
            <text:p>Integrer Drakeide au Nouveau Pantheon.</text:p>
          </table:table-cell>
          <table:table-cell table:number-columns-repeated="1013"/>
        </table:table-row>
        <table:table-row table:style-name="ro4">
          <table:table-cell office:value-type="string">
            <text:p>Roi Otage Norbande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Porteurs de Civilis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fluence des Porteurs de civilisation</text:p>
          </table:table-cell>
          <table:table-cell office:value-type="string">
            <text:p>Retrouver son Trone.</text:p>
          </table:table-cell>
          <table:table-cell table:number-columns-repeated="1013"/>
        </table:table-row>
        <table:table-row table:style-name="ro6">
          <table:table-cell office:value-type="string">
            <text:p>Enqueteur Drakeid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ntome</text:p>
          </table:table-cell>
          <table:table-cell office:value-type="string">
            <text:p>Drakeides de la civilisation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Influence des Drakeides</text:p>
          </table:table-cell>
          <table:table-cell office:value-type="string">
            <text:p>Retrouver la trace des Drakeides enlevés</text:p>
          </table:table-cell>
          <table:table-cell table:number-columns-repeated="1013"/>
        </table:table-row>
        <table:table-row table:style-name="ro6">
          <table:table-cell office:value-type="string">
            <text:p>Dieu Drag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Dieu Drago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Retour du Dieu Dragon</text:p>
          </table:table-cell>
          <table:table-cell office:value-type="string">
            <text:p>Redonner influence aux Drakeides sur le Monde</text:p>
          </table:table-cell>
          <table:table-cell table:number-columns-repeated="1013"/>
        </table:table-row>
        <table:table-row table:style-name="ro6">
          <table:table-cell office:value-type="string">
            <text:p>Xithac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Roi Sorcier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office:value-type="string">
            <text:p>Influence de Tribu Homme Lezard</text:p>
          </table:table-cell>
          <table:table-cell table:style-name="ce1" office:value-type="string">
            <text:p>Servir le Dragon Noir Protecteur</text:p>
          </table:table-cell>
          <table:table-cell table:number-columns-repeated="1013"/>
        </table:table-row>
        <table:table-row table:style-name="ro6">
          <table:table-cell office:value-type="string">
            <text:p>Chef Griffes Rouges 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Griffes Rouges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Retour de l'Empire Drakeide</text:p>
          </table:table-cell>
          <table:table-cell table:style-name="ce1" office:value-type="string">
            <text:p>Servir le Dragon Noir Protecteur</text:p>
          </table:table-cell>
          <table:table-cell table:number-columns-repeated="1013"/>
        </table:table-row>
        <table:table-row table:style-name="ro6">
          <table:table-cell office:value-type="string">
            <text:p>Progéniture Dragon No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ieu 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omination des Dragons</text:p>
          </table:table-cell>
          <table:table-cell office:value-type="string">
            <text:p>Surveiller et proteger Norbander le temps du Rituel.</text:p>
          </table:table-cell>
          <table:table-cell table:number-columns-repeated="1013"/>
        </table:table-row>
        <table:table-row table:style-name="ro6">
          <table:table-cell office:value-type="string">
            <text:p>Creature Dieu Marai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Tribu Lezard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Domination Marais</text:p>
          </table:table-cell>
          <table:table-cell office:value-type="string">
            <text:p>Influence de Tribu Homme Lezard</text:p>
          </table:table-cell>
          <table:table-cell table:number-columns-repeated="1013"/>
        </table:table-row>
        <table:table-row table:style-name="ro6">
          <table:table-cell office:value-type="string">
            <text:p>Ne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Le Banni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tour du Banni</text:p>
          </table:table-cell>
          <table:table-cell office:value-type="string">
            <text:p>Se liberer de l'Oeil.</text:p>
          </table:table-cell>
          <table:table-cell table:number-columns-repeated="1013"/>
        </table:table-row>
        <table:table-row table:style-name="ro6">
          <table:table-cell office:value-type="string">
            <text:p>Le Banni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vinité</text:p>
          </table:table-cell>
          <table:table-cell office:value-type="string">
            <text:p>Le Banni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tour du Banni</text:p>
          </table:table-cell>
          <table:table-cell office:value-type="string">
            <text:p>Se liberer de sa prison, proteger son allié Nem.</text:p>
          </table:table-cell>
          <table:table-cell table:number-columns-repeated="1013"/>
        </table:table-row>
        <table:table-row table:style-name="ro6">
          <table:table-cell office:value-type="string">
            <text:p>Dragon Hostile Pallag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Dieu Drag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omination des Dragons</text:p>
          </table:table-cell>
          <table:table-cell office:value-type="string">
            <text:p>Ecraser l'influence de Pallagorn.</text:p>
          </table:table-cell>
          <table:table-cell table:number-columns-repeated="1013"/>
        </table:table-row>
        <table:table-row table:style-name="ro7">
          <table:table-cell office:value-type="string">
            <text:p>Pere Namikig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ivant</text:p>
          </table:table-cell>
          <table:table-cell office:value-type="string">
            <text:p>Independa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7">
          <table:table-cell/>
        </table:table-row>
      </table:table>
      <table:database-ranges>
        <table:database-range table:name="__Anonymous_Sheet_DB__1" table:target-range-address="Feuille1.A1:Feuille1.K2" table:display-filter-buttons="true"/>
        <table:database-range table:name="__Anonymous_Sheet_DB__2" table:target-range-address="Feuille1.A1:Feuille1.N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6">06/09/2024</text:date>, <text:time>08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4:47:47.75</meta:creation-date>
    <dc:date>2024-09-06T08:51:47.55</dc:date>
    <meta:editing-duration>PT1H11M25S</meta:editing-duration>
    <meta:editing-cycles>54</meta:editing-cycles>
    <meta:generator>OpenOffice/4.1.7$Win32 OpenOffice.org_project/417m1$Build-9800</meta:generator>
    <meta:document-statistic meta:table-count="3" meta:cell-count="740" meta:object-count="0"/>
  </office:meta>
</office:document-meta>
</file>